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4c757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9aef3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94e74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aef3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e742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3">
      <style:graphic-properties draw:stroke="none" draw:fill="none" fo:min-height="3.275cm"/>
    </style:style>
    <style:style style:name="pr3" style:family="presentation" style:parent-style-name="Padrão-title" style:list-style-name="L3">
      <style:graphic-properties draw:stroke="none" draw:fill="none" fo:min-height="3.275cm"/>
    </style:style>
    <style:style style:name="pr4" style:family="presentation" style:parent-style-name="Padrão-title" style:list-style-name="L3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text-align="center"/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family="'Gill Sans MT'" style:font-family-generic="swiss" style:font-pitch="variable" fo:font-size="32pt" style:font-size-asian="32pt" style:font-size-complex="32pt"/>
    </style:style>
    <style:style style:name="P17" style:family="paragraph">
      <style:paragraph-properties fo:margin-left="0cm" fo:margin-right="0cm" fo:text-align="start" fo:text-indent="0cm"/>
      <style:text-properties fo:color="#94e742" fo:font-family="'Gill Sans'" style:font-family-generic="swiss" style:font-pitch="variable" fo:font-size="40pt" style:font-size-asian="40pt" style:font-size-complex="40pt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1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2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8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9" style:family="text"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T10" style:family="text">
      <style:text-properties fo:color="#ffffff" fo:font-family="'Gill Sans MT'" style:font-style-name="Normal" style:font-family-generic="swiss" style:font-pitch="variable" fo:font-size="32pt" style:font-size-asian="32pt" style:font-size-complex="32pt"/>
    </style:style>
    <style:style style:name="T11" style:family="text">
      <style:text-properties fo:color="#94e742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2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15" style:family="text">
      <style:text-properties fo:font-family="'Gill Sans MT'" style:font-family-generic="swiss" style:font-pitch="variable" fo:font-size="32pt" style:font-size-asian="32pt" style:font-size-complex="32pt"/>
    </style:style>
    <style:style style:name="T16" style:family="text">
      <style:text-properties fo:color="#94e742" fo:font-family="'Gill Sans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17" style:family="text">
      <style:text-properties fo:font-family="'Gill Sans MT'" style:font-family-generic="swiss" style:font-pitch="variable" fo:font-size="28pt" style:font-size-asian="28pt" style:font-size-complex="28pt"/>
    </style:style>
    <style:style style:name="T18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9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7</text:span><text:span text:style-name="T8">ª iteração – 1 história</text:span></text:p>
          </draw:text-box>
        </draw:frame>
        <draw:custom-shape draw:style-name="gr3" draw:text-style-name="P9" draw:layer="layout" svg:width="2.483cm" svg:height="2.483cm" svg:x="5cm" svg:y="5.5cm">
          <text:p text:style-name="P3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5cm" svg:y="8.604cm">
          <text:p text:style-name="P3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5cm" svg:y="11.708cm">
          <text:p text:style-name="P3"><text:span text:style-name="T9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cm" svg:y="17.917cm">
          <text:p text:style-name="P3"><text:span text:style-name="T9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8.103cm" svg:y="5.5cm">
          <text:p text:style-name="P3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8.103cm" svg:y="8.604cm">
          <text:p text:style-name="P3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8.103cm" svg:y="11.708cm">
          <text:p text:style-name="P3"><text:span text:style-name="T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8.103cm" svg:y="14.813cm">
          <text:p text:style-name="P3"><text:span text:style-name="T9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8.103cm" svg:y="17.917cm">
          <text:p text:style-name="P3"><text:span text:style-name="T9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1.207cm" svg:y="5.5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11.207cm" svg:y="8.604cm">
          <text:p text:style-name="P3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4cm" svg:x="11.207cm" svg:y="11.708cm">
          <text:p text:style-name="P3"><text:span text:style-name="T9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11.207cm" svg:y="14.813cm">
          <text:p text:style-name="P3"><text:span text:style-name="T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7cm" svg:y="17.917cm">
          <text:p text:style-name="P3"><text:span text:style-name="T9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5.5cm">
          <text:p text:style-name="P3"><text:span text:style-name="T9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8.604cm">
          <text:p text:style-name="P3"><text:span text:style-name="T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11.708cm">
          <text:p text:style-name="P3"><text:span text:style-name="T9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14.813cm">
          <text:p text:style-name="P3"><text:span text:style-name="T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4.31cm" svg:y="17.917cm">
          <text:p text:style-name="P3"><text:span text:style-name="T9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7.414cm" svg:y="5.5cm">
          <text:p text:style-name="P3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4cm" svg:x="17.414cm" svg:y="8.604cm">
          <text:p text:style-name="P3"><text:span text:style-name="T9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17.414cm" svg:y="14.813cm">
          <text:p text:style-name="P3"><text:span text:style-name="T9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5.5cm">
          <text:p text:style-name="P3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7cm" svg:y="11.708cm">
          <text:p text:style-name="P3"><text:span text:style-name="T9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20.517cm" svg:y="14.813cm">
          <text:p text:style-name="P3"><text:span text:style-name="T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17.917cm">
          <text:p text:style-name="P3"><text:span text:style-name="T9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8.604cm">
          <text:p text:style-name="P3"><text:span text:style-name="T10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11.708cm">
          <text:p text:style-name="P3"><text:span text:style-name="T10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.001cm" svg:y="14.813cm">
          <text:p text:style-name="P3"><text:span text:style-name="T10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8.604cm">
          <text:p text:style-name="P3"><text:span text:style-name="T10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11.708cm">
          <text:p text:style-name="P3"><text:span text:style-name="T10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3.518cm" svg:y="14.813cm">
          <text:p text:style-name="P3"><text:span text:style-name="T10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8cm" svg:y="8.608cm">
          <text:p text:style-name="P3"><text:span text:style-name="T9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.001cm" svg:y="14.818cm">
          <text:p text:style-name="P3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7.418cm" svg:y="17.918cm">
          <text:p text:style-name="P3"><text:span text:style-name="T9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8cm" svg:y="11.708cm">
          <text:p text:style-name="P3"><text:span text:style-name="T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8</text:span><text:span text:style-name="T8">ª iteração – 2 histórias</text:span></text:p>
          </draw:text-box>
        </draw:frame>
        <draw:custom-shape draw:style-name="gr3" draw:text-style-name="P9" draw:layer="layout" svg:width="2.483cm" svg:height="2.483cm" svg:x="5cm" svg:y="5.5cm">
          <text:p text:style-name="P3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5cm" svg:y="8.604cm">
          <text:p text:style-name="P3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5cm" svg:y="11.708cm">
          <text:p text:style-name="P3"><text:span text:style-name="T9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cm" svg:y="17.917cm">
          <text:p text:style-name="P3"><text:span text:style-name="T9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8.103cm" svg:y="5.5cm">
          <text:p text:style-name="P3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8.103cm" svg:y="8.604cm">
          <text:p text:style-name="P3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8.103cm" svg:y="11.708cm">
          <text:p text:style-name="P3"><text:span text:style-name="T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8.103cm" svg:y="14.813cm">
          <text:p text:style-name="P3"><text:span text:style-name="T9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8.103cm" svg:y="17.917cm">
          <text:p text:style-name="P3"><text:span text:style-name="T9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1.207cm" svg:y="5.5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11.207cm" svg:y="8.604cm">
          <text:p text:style-name="P3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4cm" svg:x="11.207cm" svg:y="11.708cm">
          <text:p text:style-name="P3"><text:span text:style-name="T9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7cm" svg:y="17.917cm">
          <text:p text:style-name="P3"><text:span text:style-name="T9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5.5cm">
          <text:p text:style-name="P3"><text:span text:style-name="T9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8.604cm">
          <text:p text:style-name="P3"><text:span text:style-name="T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11.708cm">
          <text:p text:style-name="P3"><text:span text:style-name="T9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14.813cm">
          <text:p text:style-name="P3"><text:span text:style-name="T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4.31cm" svg:y="17.917cm">
          <text:p text:style-name="P3"><text:span text:style-name="T9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7.414cm" svg:y="5.5cm">
          <text:p text:style-name="P3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2.483cm" svg:height="2.483cm" svg:x="17.414cm" svg:y="14.813cm">
          <text:p text:style-name="P3"><text:span text:style-name="T9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5.5cm">
          <text:p text:style-name="P3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7cm" svg:y="11.708cm">
          <text:p text:style-name="P3"><text:span text:style-name="T9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20.517cm" svg:y="14.813cm">
          <text:p text:style-name="P3"><text:span text:style-name="T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17.917cm">
          <text:p text:style-name="P3"><text:span text:style-name="T9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8.604cm">
          <text:p text:style-name="P3"><text:span text:style-name="T10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11.708cm">
          <text:p text:style-name="P3"><text:span text:style-name="T10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.001cm" svg:y="14.813cm">
          <text:p text:style-name="P3"><text:span text:style-name="T10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8.604cm">
          <text:p text:style-name="P3"><text:span text:style-name="T10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11.708cm">
          <text:p text:style-name="P3"><text:span text:style-name="T10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3.518cm" svg:y="14.813cm">
          <text:p text:style-name="P3"><text:span text:style-name="T10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8cm" svg:y="8.608cm">
          <text:p text:style-name="P3"><text:span text:style-name="T9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.001cm" svg:y="14.818cm">
          <text:p text:style-name="P3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7.418cm" svg:y="17.918cm">
          <text:p text:style-name="P3"><text:span text:style-name="T9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8cm" svg:y="11.708cm">
          <text:p text:style-name="P3"><text:span text:style-name="T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9cm" svg:y="8.608cm">
          <text:p text:style-name="P3"><text:span text:style-name="T9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8cm" svg:y="14.818cm">
          <text:p text:style-name="P3"><text:span text:style-name="T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11">Redefinição de Escopo</text:span></text:p>
          </draw:text-box>
        </draw:frame>
        <draw:custom-shape draw:style-name="gr3" draw:text-style-name="P9" draw:layer="layout" svg:width="2.483cm" svg:height="2.483cm" svg:x="5cm" svg:y="5.5cm">
          <text:p text:style-name="P12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5cm" svg:y="8.604cm">
          <text:p text:style-name="P12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5cm" svg:y="11.708cm">
          <text:p text:style-name="P12"><text:span text:style-name="T9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cm" svg:y="17.917cm">
          <text:p text:style-name="P12"><text:span text:style-name="T9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8.103cm" svg:y="5.5cm">
          <text:p text:style-name="P12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8.103cm" svg:y="8.604cm">
          <text:p text:style-name="P12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8.103cm" svg:y="11.708cm">
          <text:p text:style-name="P12"><text:span text:style-name="T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8.103cm" svg:y="14.813cm">
          <text:p text:style-name="P12"><text:span text:style-name="T9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3cm" svg:x="8.103cm" svg:y="17.917cm">
          <text:p text:style-name="P12"><text:span text:style-name="T9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1.207cm" svg:y="5.5cm">
          <text:p text:style-name="P12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4cm" svg:x="11.207cm" svg:y="8.604cm">
          <text:p text:style-name="P12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4cm" svg:x="11.207cm" svg:y="11.708cm">
          <text:p text:style-name="P12"><text:span text:style-name="T9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7cm" svg:y="17.917cm">
          <text:p text:style-name="P12"><text:span text:style-name="T9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5.5cm">
          <text:p text:style-name="P12"><text:span text:style-name="T9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8.604cm">
          <text:p text:style-name="P12"><text:span text:style-name="T9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4.31cm" svg:y="11.708cm">
          <text:p text:style-name="P12"><text:span text:style-name="T9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4.31cm" svg:y="14.813cm">
          <text:p text:style-name="P12"><text:span text:style-name="T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4.31cm" svg:y="17.917cm">
          <text:p text:style-name="P12"><text:span text:style-name="T9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17.414cm" svg:y="5.5cm">
          <text:p text:style-name="P12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3cm" svg:x="17.414cm" svg:y="14.813cm">
          <text:p text:style-name="P12"><text:span text:style-name="T9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5.5cm">
          <text:p text:style-name="P12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7cm" svg:y="11.708cm">
          <text:p text:style-name="P12"><text:span text:style-name="T9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483cm" svg:height="2.483cm" svg:x="20.517cm" svg:y="14.813cm">
          <text:p text:style-name="P12"><text:span text:style-name="T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20.517cm" svg:y="17.917cm">
          <text:p text:style-name="P12"><text:span text:style-name="T9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8.604cm">
          <text:p text:style-name="P12"><text:span text:style-name="T10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.001cm" svg:y="11.708cm">
          <text:p text:style-name="P12"><text:span text:style-name="T10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.001cm" svg:y="14.813cm">
          <text:p text:style-name="P12"><text:span text:style-name="T10">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8.604cm">
          <text:p text:style-name="P12"><text:span text:style-name="T10">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4cm" svg:x="23.518cm" svg:y="11.708cm">
          <text:p text:style-name="P12"><text:span text:style-name="T10">3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483cm" svg:height="2.483cm" svg:x="23.518cm" svg:y="14.813cm">
          <text:p text:style-name="P12"><text:span text:style-name="T10">3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20.518cm" svg:y="8.608cm">
          <text:p text:style-name="P12"><text:span text:style-name="T9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5.001cm" svg:y="14.818cm">
          <text:p text:style-name="P12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7.418cm" svg:y="17.918cm">
          <text:p text:style-name="P12"><text:span text:style-name="T9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8cm" svg:y="11.708cm">
          <text:p text:style-name="P12"><text:span text:style-name="T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4cm" svg:x="17.419cm" svg:y="8.608cm">
          <text:p text:style-name="P12"><text:span text:style-name="T9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483cm" svg:height="2.483cm" svg:x="11.208cm" svg:y="14.818cm">
          <text:p text:style-name="P12"><text:span text:style-name="T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.483cm" svg:height="2.483cm" svg:x="5.001cm" svg:y="5.501cm">
          <text:p text:style-name="P12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8</text:span><text:span text:style-name="T8">ª iteração</text:span></text:p>
          </draw:text-box>
        </draw:frame>
        <draw:frame presentation:style-name="pr8" draw:text-style-name="P14" draw:layer="layout" svg:width="25.199cm" svg:height="11.774cm" svg:x="1.304cm" svg:y="5.726cm" presentation:class="outline" presentation:user-transformed="true">
          <draw:text-box>
            <text:list text:style-name="L2">
              <text:list-item>
                <text:p text:style-name="P13"><text:span text:style-name="T12">Edição dos Conteúdos de um projeto</text:span></text:p>
              </text:list-item>
              <text:list-item>
                <text:p text:style-name="P13"><text:span text:style-name="T12">Estatísticas do uso do siste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7" draw:text-style-name="P15" draw:layer="layout" svg:width="7.377cm" svg:height="2.459cm" svg:x="5cm" svg:y="5.6cm">
          <text:p text:style-name="P3"><text:span text:style-name="T13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59cm" svg:x="5cm" svg:y="8.55cm">
          <text:p text:style-name="P3"><text:span text:style-name="T13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6cm" svg:x="5cm" svg:y="11.5cm">
          <text:p text:style-name="P3"><text:span text:style-name="T13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59cm" svg:x="5cm" svg:y="14.451cm">
          <text:p text:style-name="P3"><text:span text:style-name="T13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59cm" svg:x="5cm" svg:y="17.401cm">
          <text:p text:style-name="P3"><text:span text:style-name="T13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59cm" svg:x="14.443cm" svg:y="5.6cm">
          <text:p text:style-name="P3"><text:span text:style-name="T13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59cm" svg:x="14.443cm" svg:y="8.55cm">
          <text:p text:style-name="P3"><text:span text:style-name="T13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6cm" svg:x="14.443cm" svg:y="11.5cm">
          <text:p text:style-name="P3"><text:span text:style-name="T13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59cm" svg:x="14.443cm" svg:y="14.451cm">
          <text:p text:style-name="P3"><text:span text:style-name="T13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377cm" svg:height="2.459cm" svg:x="14.443cm" svg:y="17.401cm">
          <text:p text:style-name="P3"><text:span text:style-name="T13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14">Módulos planejados do sistem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custom-shape draw:style-name="gr8" draw:text-style-name="P16" draw:layer="layout" svg:width="7.377cm" svg:height="2.459cm" svg:x="5cm" svg:y="5.6cm">
          <text:p text:style-name="P3"><text:span text:style-name="T15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6cm" svg:x="5cm" svg:y="11.5cm">
          <text:p text:style-name="P3"><text:span text:style-name="T15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7.377cm" svg:height="2.459cm" svg:x="5cm" svg:y="14.451cm">
          <text:p text:style-name="P3"><text:span text:style-name="T15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59cm" svg:x="5cm" svg:y="17.401cm">
          <text:p text:style-name="P3"><text:span text:style-name="T15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7.377cm" svg:height="2.459cm" svg:x="14.443cm" svg:y="5.6cm">
          <text:p text:style-name="P3"><text:span text:style-name="T15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377cm" svg:height="2.459cm" svg:x="14.443cm" svg:y="8.55cm">
          <text:p text:style-name="P3"><text:span text:style-name="T15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7.377cm" svg:height="2.46cm" svg:x="14.443cm" svg:y="11.5cm">
          <text:p text:style-name="P3"><text:span text:style-name="T15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377cm" svg:height="2.459cm" svg:x="14.443cm" svg:y="14.451cm">
          <text:p text:style-name="P3"><text:span text:style-name="T15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7.377cm" svg:height="2.459cm" svg:x="14.443cm" svg:y="17.401cm">
          <text:p text:style-name="P3"><text:span text:style-name="T15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25.199cm" svg:height="2.645cm" svg:x="1.407cm" svg:y="3.106cm" presentation:class="title" presentation:user-transformed="true">
          <draw:text-box>
            <text:p text:style-name="P1"><text:span text:style-name="T16">Módulos desenvolvidos</text:span></text:p>
          </draw:text-box>
        </draw:frame>
        <draw:custom-shape draw:style-name="gr8" draw:text-style-name="P15" draw:layer="layout" svg:width="7.377cm" svg:height="2.459cm" svg:x="5.044cm" svg:y="8.551cm">
          <text:p text:style-name="P3"><text:span text:style-name="T15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custom-shape draw:style-name="gr8" draw:text-style-name="P16" draw:layer="layout" svg:width="7.377cm" svg:height="2.459cm" svg:x="5cm" svg:y="5.6cm">
          <text:p text:style-name="P12"><text:span text:style-name="T15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6cm" svg:x="5cm" svg:y="11.5cm">
          <text:p text:style-name="P12"><text:span text:style-name="T15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7.377cm" svg:height="2.459cm" svg:x="5cm" svg:y="14.451cm">
          <text:p text:style-name="P12"><text:span text:style-name="T15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7.377cm" svg:height="2.459cm" svg:x="5cm" svg:y="17.401cm">
          <text:p text:style-name="P12"><text:span text:style-name="T15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377cm" svg:height="2.459cm" svg:x="14.443cm" svg:y="8.55cm">
          <text:p text:style-name="P12"><text:span text:style-name="T15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7.377cm" svg:height="2.46cm" svg:x="14.443cm" svg:y="11.5cm">
          <text:p text:style-name="P12"><text:span text:style-name="T15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377cm" svg:height="2.459cm" svg:x="14.443cm" svg:y="14.451cm">
          <text:p text:style-name="P12"><text:span text:style-name="T15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7.377cm" svg:height="2.459cm" svg:x="14.443cm" svg:y="17.401cm">
          <text:p text:style-name="P12"><text:span text:style-name="T15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25.199cm" svg:height="2.645cm" svg:x="1.407cm" svg:y="3.106cm" presentation:class="title" presentation:user-transformed="true">
          <draw:text-box>
            <text:p text:style-name="P1"><text:span text:style-name="T16">Módulos desenvolvidos</text:span></text:p>
          </draw:text-box>
        </draw:frame>
        <draw:custom-shape draw:style-name="gr8" draw:text-style-name="P15" draw:layer="layout" svg:width="7.377cm" svg:height="2.459cm" svg:x="5.044cm" svg:y="8.551cm">
          <text:p text:style-name="P12"><text:span text:style-name="T15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7.377cm" svg:height="2.459cm" svg:x="14.444cm" svg:y="5.651cm">
          <text:p text:style-name="P18"><text:span text:style-name="T17">Galeria de Fo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9" draw:text-style-name="P14" draw:layer="layout" svg:width="25.199cm" svg:height="11.774cm" svg:x="1.4cm" svg:y="4.9cm" presentation:class="outline" presentation:user-transformed="true">
          <draw:text-box>
            <text:list text:style-name="L2">
              <text:list-item>
                <text:p text:style-name="P13"><text:span text:style-name="T12">16/10-30/11: estudos de usabilidade </text:span></text:p>
              </text:list-item>
              <text:list-item>
                <text:p text:style-name="P13"><text:span text:style-name="T12">01/11-15/11: confecção do pôster, press releases e página de internet </text:span></text:p>
              </text:list-item>
              <text:list-item>
                <text:p text:style-name="P13"><text:span text:style-name="T12">16/11: entrega do pôster, press releases e página de internet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10" draw:text-style-name="P14" draw:layer="layout" svg:width="25.199cm" svg:height="11.812cm" svg:x="1.4cm" svg:y="4.9cm" presentation:class="outline" presentation:user-transformed="true">
          <draw:text-box>
            <text:list text:style-name="L2">
              <text:list-item>
                <text:p text:style-name="P13"><text:span text:style-name="T12">01/12-06/12: Finalização da monografia do Projeto de Formatura</text:span></text:p>
              </text:list-item>
              <text:list-item>
                <text:p text:style-name="P13"><text:span text:style-name="T12">07/12: entrega da monografia do Projeto de Formatura</text:span></text:p>
              </text:list-item>
              <text:list-item>
                <text:p text:style-name="P13"><text:span text:style-name="T12">14/12: demonstração prática do Projeto de Formatura</text:span></text:p>
              </text:list-item>
              <text:list-item>
                <text:p text:style-name="P13"><text:span text:style-name="T12">15/12: banca do Projeto de Formatu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text-style-name="P20" draw:layer="layout" svg:width="25.199cm" svg:height="3.507cm" svg:x="1.4cm" svg:y="2.837cm" presentation:class="title" presentation:user-transformed="true">
          <draw:text-box>
            <text:p text:style-name="P19"><text:span text:style-name="T6">Muito obrigado!</text:span></text:p>
          </draw:text-box>
        </draw:frame>
        <draw:frame presentation:style-name="pr1" draw:text-style-name="P21" draw:layer="layout" svg:width="25.199cm" svg:height="3.507cm" svg:x="1.401cm" svg:y="5.838cm" presentation:class="title" presentation:user-transformed="true">
          <draw:text-box>
            <text:p text:style-name="P19"><text:span text:style-name="T18">Perguntas?</text:span></text:p>
          </draw:text-box>
        </draw:frame>
        <draw:frame presentation:style-name="pr1" draw:text-style-name="P22" draw:layer="layout" svg:width="25.199cm" svg:height="3.507cm" svg:x="1.401cm" svg:y="12.638cm" presentation:class="title" presentation:user-transformed="true">
          <draw:text-box>
            <text:p text:style-name="P19"><text:span text:style-name="T19">leandrobiazon@gmail.com</text:span></text:p>
          </draw:text-box>
        </draw:frame>
        <draw:frame presentation:style-name="pr1" draw:text-style-name="P22" draw:layer="layout" svg:width="25.199cm" svg:height="3.507cm" svg:x="1.5cm" svg:y="14.7cm" presentation:class="title" presentation:user-transformed="true">
          <draw:text-box>
            <text:p text:style-name="P19"><text:span text:style-name="T19"><text:a xlink:href="mailto:nathalia.sautchuk@gmail.com">nathalia.sautchuk@gmail.com</text:a></text:span></text:p>
          </draw:text-box>
        </draw:frame>
        <draw:frame draw:style-name="gr11" draw:text-style-name="P19" draw:layer="layout" svg:width="19.514cm" svg:height="2.055cm" svg:x="4.5cm" svg:y="17.945cm">
          <draw:text-box>
            <text:p text:style-name="P19"><text:span text:style-name="T19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11-09T15:00:31</dc:date>
    <meta:editing-cycles>88</meta:editing-cycles>
    <meta:editing-duration>PT18H43M05S</meta:editing-duration>
    <meta:document-statistic meta:object-count="211"/>
    <meta:user-defined meta:name="Informações 1"/>
    <meta:user-defined meta:name="Informações 2"/>
    <meta:user-defined meta:name="Informações 3"/>
    <meta:user-defined meta:name="Informações 4"/>
  </office:meta>
</office:document-meta>
</file>